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number-columns-repeated="64" table:default-cell-style-name="ce1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sI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geTa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1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38:07.008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03T19:48:58.258000000</dc:date>
    <meta:editing-duration>PT2H33M26S</meta:editing-duration>
    <meta:editing-cycles>28</meta:editing-cycles>
    <meta:document-statistic meta:table-count="2" meta:cell-count="13436" meta:object-count="0"/>
  </office:meta>
</office:document-meta>
</file>